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xiliaryCacheAttributes.set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setEventQueueTyp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uxiliaryCacheAttributes.setEventQueuePool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EventQueue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EventQueu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uxiliaryCacheAttributes.getEventQueueTypeFactor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